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4241" calcext:value-type="float">
            <text:p>42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7093" calcext:value-type="float">
            <text:p>70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7774" calcext:value-type="float">
            <text:p>77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8036" calcext:value-type="float">
            <text:p>80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8205" calcext:value-type="float">
            <text:p>82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8837" calcext:value-type="float">
            <text:p>88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9373" calcext:value-type="float">
            <text:p>937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9969" calcext:value-type="float">
            <text:p>99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s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0444" calcext:value-type="float">
            <text:p>104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0783" calcext:value-type="float">
            <text:p>1078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1051" calcext:value-type="float">
            <text:p>110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1385" calcext:value-type="float">
            <text:p>113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1551" calcext:value-type="float">
            <text:p>115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1722" calcext:value-type="float">
            <text:p>117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2521" calcext:value-type="float">
            <text:p>125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2796" calcext:value-type="float">
            <text:p>127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2988" calcext:value-type="float">
            <text:p>129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3384" calcext:value-type="float">
            <text:p>133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3783" calcext:value-type="float">
            <text:p>1378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4127" calcext:value-type="float">
            <text:p>141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4468" calcext:value-type="float">
            <text:p>144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4736" calcext:value-type="float">
            <text:p>147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5277" calcext:value-type="float">
            <text:p>152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5453" calcext:value-type="float">
            <text:p>154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5710" calcext:value-type="float">
            <text:p>1571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6040" calcext:value-type="float">
            <text:p>160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6446" calcext:value-type="float">
            <text:p>164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6779" calcext:value-type="float">
            <text:p>167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6959" calcext:value-type="float">
            <text:p>169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7224" calcext:value-type="float">
            <text:p>172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7553" calcext:value-type="float">
            <text:p>175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7994" calcext:value-type="float">
            <text:p>179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8167" calcext:value-type="float">
            <text:p>181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8437" calcext:value-type="float">
            <text:p>184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8783" calcext:value-type="float">
            <text:p>1878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9045" calcext:value-type="float">
            <text:p>190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9449" calcext:value-type="float">
            <text:p>194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19798" calcext:value-type="float">
            <text:p>197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0061" calcext:value-type="float">
            <text:p>200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0393" calcext:value-type="float">
            <text:p>203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0664" calcext:value-type="float">
            <text:p>206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0839" calcext:value-type="float">
            <text:p>208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1243" calcext:value-type="float">
            <text:p>212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1416" calcext:value-type="float">
            <text:p>214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1758" calcext:value-type="float">
            <text:p>217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1931" calcext:value-type="float">
            <text:p>219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2206" calcext:value-type="float">
            <text:p>2220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2468" calcext:value-type="float">
            <text:p>224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2749" calcext:value-type="float">
            <text:p>227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3634" calcext:value-type="float">
            <text:p>236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3913" calcext:value-type="float">
            <text:p>239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4243" calcext:value-type="float">
            <text:p>242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4423" calcext:value-type="float">
            <text:p>244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mCntr</text:p>
          </table:table-cell>
          <table:table-cell office:value-type="float" office:value="24815" calcext:value-type="float">
            <text:p>248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984" calcext:value-type="float">
            <text:p>0.9984</text:p>
          </table:table-cell>
          <table:table-cell office:value-type="string" calcext:value-type="string">
            <text:p><text:s/>memCntr</text:p>
          </table:table-cell>
          <table:table-cell office:value-type="float" office:value="25080" calcext:value-type="float">
            <text:p>250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9951" calcext:value-type="float">
            <text:p>0.9951</text:p>
          </table:table-cell>
          <table:table-cell office:value-type="string" calcext:value-type="string">
            <text:p><text:s/>memCntr</text:p>
          </table:table-cell>
          <table:table-cell office:value-type="float" office:value="25247" calcext:value-type="float">
            <text:p>252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9916" calcext:value-type="float">
            <text:p>0.9916</text:p>
          </table:table-cell>
          <table:table-cell office:value-type="string" calcext:value-type="string">
            <text:p><text:s/>memCntr</text:p>
          </table:table-cell>
          <table:table-cell office:value-type="float" office:value="25420" calcext:value-type="float">
            <text:p>2542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863" calcext:value-type="float">
            <text:p>0.9863</text:p>
          </table:table-cell>
          <table:table-cell office:value-type="string" calcext:value-type="string">
            <text:p><text:s/>memCntr</text:p>
          </table:table-cell>
          <table:table-cell office:value-type="float" office:value="25686" calcext:value-type="float">
            <text:p>256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9785" calcext:value-type="float">
            <text:p>0.9785</text:p>
          </table:table-cell>
          <table:table-cell office:value-type="string" calcext:value-type="string">
            <text:p><text:s/>memCntr</text:p>
          </table:table-cell>
          <table:table-cell office:value-type="float" office:value="26076" calcext:value-type="float">
            <text:p>260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733" calcext:value-type="float">
            <text:p>0.9733</text:p>
          </table:table-cell>
          <table:table-cell office:value-type="string" calcext:value-type="string">
            <text:p><text:s/>memCntr</text:p>
          </table:table-cell>
          <table:table-cell office:value-type="float" office:value="26337" calcext:value-type="float">
            <text:p>263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677" calcext:value-type="float">
            <text:p>0.9677</text:p>
          </table:table-cell>
          <table:table-cell office:value-type="string" calcext:value-type="string">
            <text:p><text:s/>memCntr</text:p>
          </table:table-cell>
          <table:table-cell office:value-type="float" office:value="26615" calcext:value-type="float">
            <text:p>266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625" calcext:value-type="float">
            <text:p>0.9625</text:p>
          </table:table-cell>
          <table:table-cell office:value-type="string" calcext:value-type="string">
            <text:p><text:s/>memCntr</text:p>
          </table:table-cell>
          <table:table-cell office:value-type="float" office:value="26878" calcext:value-type="float">
            <text:p>268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9557" calcext:value-type="float">
            <text:p>0.9557</text:p>
          </table:table-cell>
          <table:table-cell office:value-type="string" calcext:value-type="string">
            <text:p><text:s/>memCntr</text:p>
          </table:table-cell>
          <table:table-cell office:value-type="float" office:value="27216" calcext:value-type="float">
            <text:p>272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506" calcext:value-type="float">
            <text:p>0.9506</text:p>
          </table:table-cell>
          <table:table-cell office:value-type="string" calcext:value-type="string">
            <text:p><text:s/>memCntr</text:p>
          </table:table-cell>
          <table:table-cell office:value-type="float" office:value="27474" calcext:value-type="float">
            <text:p>274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9441" calcext:value-type="float">
            <text:p>0.9441</text:p>
          </table:table-cell>
          <table:table-cell office:value-type="string" calcext:value-type="string">
            <text:p><text:s/>memCntr</text:p>
          </table:table-cell>
          <table:table-cell office:value-type="float" office:value="27799" calcext:value-type="float">
            <text:p>277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9371" calcext:value-type="float">
            <text:p>0.9371</text:p>
          </table:table-cell>
          <table:table-cell office:value-type="string" calcext:value-type="string">
            <text:p><text:s/>memCntr</text:p>
          </table:table-cell>
          <table:table-cell office:value-type="float" office:value="28147" calcext:value-type="float">
            <text:p>281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317" calcext:value-type="float">
            <text:p>0.9317</text:p>
          </table:table-cell>
          <table:table-cell office:value-type="string" calcext:value-type="string">
            <text:p><text:s/>memCntr</text:p>
          </table:table-cell>
          <table:table-cell office:value-type="float" office:value="28418" calcext:value-type="float">
            <text:p>284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9251" calcext:value-type="float">
            <text:p>0.9251</text:p>
          </table:table-cell>
          <table:table-cell office:value-type="string" calcext:value-type="string">
            <text:p><text:s/>memCntr</text:p>
          </table:table-cell>
          <table:table-cell office:value-type="float" office:value="28747" calcext:value-type="float">
            <text:p>287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9198" calcext:value-type="float">
            <text:p>0.91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9134" calcext:value-type="float">
            <text:p>0.9134</text:p>
          </table:table-cell>
          <table:table-cell office:value-type="string" calcext:value-type="string">
            <text:p><text:s/>memCntr</text:p>
          </table:table-cell>
          <table:table-cell office:value-type="float" office:value="29330" calcext:value-type="float">
            <text:p>293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078" calcext:value-type="float">
            <text:p>0.9078</text:p>
          </table:table-cell>
          <table:table-cell office:value-type="string" calcext:value-type="string">
            <text:p><text:s/>memCntr</text:p>
          </table:table-cell>
          <table:table-cell office:value-type="float" office:value="29614" calcext:value-type="float">
            <text:p>296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025" calcext:value-type="float">
            <text:p>0.9025</text:p>
          </table:table-cell>
          <table:table-cell office:value-type="string" calcext:value-type="string">
            <text:p><text:s/>memCntr</text:p>
          </table:table-cell>
          <table:table-cell office:value-type="float" office:value="29875" calcext:value-type="float">
            <text:p>298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<text:s/>memCntr</text:p>
          </table:table-cell>
          <table:table-cell office:value-type="float" office:value="30151" calcext:value-type="float">
            <text:p>301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918" calcext:value-type="float">
            <text:p>0.8918</text:p>
          </table:table-cell>
          <table:table-cell office:value-type="string" calcext:value-type="string">
            <text:p><text:s/>memCntr</text:p>
          </table:table-cell>
          <table:table-cell office:value-type="float" office:value="30413" calcext:value-type="float">
            <text:p>304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864" calcext:value-type="float">
            <text:p>0.8864</text:p>
          </table:table-cell>
          <table:table-cell office:value-type="string" calcext:value-type="string">
            <text:p><text:s/>memCntr</text:p>
          </table:table-cell>
          <table:table-cell office:value-type="float" office:value="30684" calcext:value-type="float">
            <text:p>306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<text:s/>memCntr</text:p>
          </table:table-cell>
          <table:table-cell office:value-type="float" office:value="30852" calcext:value-type="float">
            <text:p>308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8764" calcext:value-type="float">
            <text:p>0.8764</text:p>
          </table:table-cell>
          <table:table-cell office:value-type="string" calcext:value-type="string">
            <text:p><text:s/>memCntr</text:p>
          </table:table-cell>
          <table:table-cell office:value-type="float" office:value="31180" calcext:value-type="float">
            <text:p>311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709" calcext:value-type="float">
            <text:p>0.8709</text:p>
          </table:table-cell>
          <table:table-cell office:value-type="string" calcext:value-type="string">
            <text:p><text:s/>memCntr</text:p>
          </table:table-cell>
          <table:table-cell office:value-type="float" office:value="31459" calcext:value-type="float">
            <text:p>314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653" calcext:value-type="float">
            <text:p>0.8653</text:p>
          </table:table-cell>
          <table:table-cell office:value-type="string" calcext:value-type="string">
            <text:p><text:s/>memCntr</text:p>
          </table:table-cell>
          <table:table-cell office:value-type="float" office:value="31737" calcext:value-type="float">
            <text:p>317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8586" calcext:value-type="float">
            <text:p>0.8586</text:p>
          </table:table-cell>
          <table:table-cell office:value-type="string" calcext:value-type="string">
            <text:p><text:s/>memCntr</text:p>
          </table:table-cell>
          <table:table-cell office:value-type="float" office:value="32072" calcext:value-type="float">
            <text:p>320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533" calcext:value-type="float">
            <text:p>0.8533</text:p>
          </table:table-cell>
          <table:table-cell office:value-type="string" calcext:value-type="string">
            <text:p><text:s/>memCntr</text:p>
          </table:table-cell>
          <table:table-cell office:value-type="float" office:value="32336" calcext:value-type="float">
            <text:p>323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499" calcext:value-type="float">
            <text:p>0.8499</text:p>
          </table:table-cell>
          <table:table-cell office:value-type="string" calcext:value-type="string">
            <text:p><text:s/>memCntr</text:p>
          </table:table-cell>
          <table:table-cell office:value-type="float" office:value="32505" calcext:value-type="float">
            <text:p>325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465" calcext:value-type="float">
            <text:p>0.8465</text:p>
          </table:table-cell>
          <table:table-cell office:value-type="string" calcext:value-type="string">
            <text:p><text:s/>memCntr</text:p>
          </table:table-cell>
          <table:table-cell office:value-type="float" office:value="32675" calcext:value-type="float">
            <text:p>326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411" calcext:value-type="float">
            <text:p>0.8411</text:p>
          </table:table-cell>
          <table:table-cell office:value-type="string" calcext:value-type="string">
            <text:p><text:s/>memCntr</text:p>
          </table:table-cell>
          <table:table-cell office:value-type="float" office:value="32948" calcext:value-type="float">
            <text:p>329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357" calcext:value-type="float">
            <text:p>0.8357</text:p>
          </table:table-cell>
          <table:table-cell office:value-type="string" calcext:value-type="string">
            <text:p><text:s/>memCntr</text:p>
          </table:table-cell>
          <table:table-cell office:value-type="float" office:value="33218" calcext:value-type="float">
            <text:p>332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8291" calcext:value-type="float">
            <text:p>0.8291</text:p>
          </table:table-cell>
          <table:table-cell office:value-type="string" calcext:value-type="string">
            <text:p><text:s/>memCntr</text:p>
          </table:table-cell>
          <table:table-cell office:value-type="float" office:value="33549" calcext:value-type="float">
            <text:p>335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8224" calcext:value-type="float">
            <text:p>0.8224</text:p>
          </table:table-cell>
          <table:table-cell office:value-type="string" calcext:value-type="string">
            <text:p><text:s/>memCntr</text:p>
          </table:table-cell>
          <table:table-cell office:value-type="float" office:value="33881" calcext:value-type="float">
            <text:p>338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171" calcext:value-type="float">
            <text:p>0.8171</text:p>
          </table:table-cell>
          <table:table-cell office:value-type="string" calcext:value-type="string">
            <text:p><text:s/>memCntr</text:p>
          </table:table-cell>
          <table:table-cell office:value-type="float" office:value="34149" calcext:value-type="float">
            <text:p>341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8116" calcext:value-type="float">
            <text:p>0.81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061" calcext:value-type="float">
            <text:p>0.8061</text:p>
          </table:table-cell>
          <table:table-cell office:value-type="string" calcext:value-type="string">
            <text:p><text:s/>memCntr</text:p>
          </table:table-cell>
          <table:table-cell office:value-type="float" office:value="34695" calcext:value-type="float">
            <text:p>3469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008" calcext:value-type="float">
            <text:p>0.8008</text:p>
          </table:table-cell>
          <table:table-cell office:value-type="string" calcext:value-type="string">
            <text:p><text:s/>memCntr</text:p>
          </table:table-cell>
          <table:table-cell office:value-type="float" office:value="34961" calcext:value-type="float">
            <text:p>349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<text:s/>memCntr</text:p>
          </table:table-cell>
          <table:table-cell office:value-type="float" office:value="35304" calcext:value-type="float">
            <text:p>353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7871" calcext:value-type="float">
            <text:p>0.7871</text:p>
          </table:table-cell>
          <table:table-cell office:value-type="string" calcext:value-type="string">
            <text:p><text:s/>memCntr</text:p>
          </table:table-cell>
          <table:table-cell office:value-type="float" office:value="35647" calcext:value-type="float">
            <text:p>356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7792" calcext:value-type="float">
            <text:p>0.7792</text:p>
          </table:table-cell>
          <table:table-cell office:value-type="string" calcext:value-type="string">
            <text:p><text:s/>memCntr</text:p>
          </table:table-cell>
          <table:table-cell office:value-type="float" office:value="36044" calcext:value-type="float">
            <text:p>360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7723" calcext:value-type="float">
            <text:p>0.7723</text:p>
          </table:table-cell>
          <table:table-cell office:value-type="string" calcext:value-type="string">
            <text:p><text:s/>memCntr</text:p>
          </table:table-cell>
          <table:table-cell office:value-type="float" office:value="36388" calcext:value-type="float">
            <text:p>363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7655" calcext:value-type="float">
            <text:p>0.7655</text:p>
          </table:table-cell>
          <table:table-cell office:value-type="string" calcext:value-type="string">
            <text:p><text:s/>memCntr</text:p>
          </table:table-cell>
          <table:table-cell office:value-type="float" office:value="36727" calcext:value-type="float">
            <text:p>367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memCntr</text:p>
          </table:table-cell>
          <table:table-cell office:value-type="float" office:value="37003" calcext:value-type="float">
            <text:p>370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545" calcext:value-type="float">
            <text:p>0.7545</text:p>
          </table:table-cell>
          <table:table-cell office:value-type="string" calcext:value-type="string">
            <text:p><text:s/>memCntr</text:p>
          </table:table-cell>
          <table:table-cell office:value-type="float" office:value="37279" calcext:value-type="float">
            <text:p>372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491" calcext:value-type="float">
            <text:p>0.7491</text:p>
          </table:table-cell>
          <table:table-cell office:value-type="string" calcext:value-type="string">
            <text:p><text:s/>memCntr</text:p>
          </table:table-cell>
          <table:table-cell office:value-type="float" office:value="37546" calcext:value-type="float">
            <text:p>375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435" calcext:value-type="float">
            <text:p>0.7435</text:p>
          </table:table-cell>
          <table:table-cell office:value-type="string" calcext:value-type="string">
            <text:p><text:s/>memCntr</text:p>
          </table:table-cell>
          <table:table-cell office:value-type="float" office:value="37828" calcext:value-type="float">
            <text:p>378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/>memCntr</text:p>
          </table:table-cell>
          <table:table-cell office:value-type="float" office:value="38004" calcext:value-type="float">
            <text:p>380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345" calcext:value-type="float">
            <text:p>0.7345</text:p>
          </table:table-cell>
          <table:table-cell office:value-type="string" calcext:value-type="string">
            <text:p><text:s/>memCntr</text:p>
          </table:table-cell>
          <table:table-cell office:value-type="float" office:value="38275" calcext:value-type="float">
            <text:p>382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308" calcext:value-type="float">
            <text:p>0.7308</text:p>
          </table:table-cell>
          <table:table-cell office:value-type="string" calcext:value-type="string">
            <text:p><text:s/>memCntr</text:p>
          </table:table-cell>
          <table:table-cell office:value-type="float" office:value="38462" calcext:value-type="float">
            <text:p>3846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<text:s/>memCntr</text:p>
          </table:table-cell>
          <table:table-cell office:value-type="float" office:value="38804" calcext:value-type="float">
            <text:p>388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206" calcext:value-type="float">
            <text:p>0.7206</text:p>
          </table:table-cell>
          <table:table-cell office:value-type="string" calcext:value-type="string">
            <text:p><text:s/>memCntr</text:p>
          </table:table-cell>
          <table:table-cell office:value-type="float" office:value="38974" calcext:value-type="float">
            <text:p>389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7138" calcext:value-type="float">
            <text:p>0.7138</text:p>
          </table:table-cell>
          <table:table-cell office:value-type="string" calcext:value-type="string">
            <text:p><text:s/>memCntr</text:p>
          </table:table-cell>
          <table:table-cell office:value-type="float" office:value="39311" calcext:value-type="float">
            <text:p>393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081" calcext:value-type="float">
            <text:p>0.7081</text:p>
          </table:table-cell>
          <table:table-cell office:value-type="string" calcext:value-type="string">
            <text:p><text:s/>memCntr</text:p>
          </table:table-cell>
          <table:table-cell office:value-type="float" office:value="39597" calcext:value-type="float">
            <text:p>395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046" calcext:value-type="float">
            <text:p>0.7046</text:p>
          </table:table-cell>
          <table:table-cell office:value-type="string" calcext:value-type="string">
            <text:p><text:s/>memCntr</text:p>
          </table:table-cell>
          <table:table-cell office:value-type="float" office:value="39772" calcext:value-type="float">
            <text:p>397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6991" calcext:value-type="float">
            <text:p>0.69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s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psilon</text:p>
          </table:table-cell>
          <table:table-cell office:value-type="float" office:value="0.6888" calcext:value-type="float">
            <text:p>0.6888</text:p>
          </table:table-cell>
          <table:table-cell office:value-type="string" calcext:value-type="string">
            <text:p><text:s/>memCntr</text:p>
          </table:table-cell>
          <table:table-cell office:value-type="float" office:value="40563" calcext:value-type="float">
            <text:p>4056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6821" calcext:value-type="float">
            <text:p>0.6821</text:p>
          </table:table-cell>
          <table:table-cell office:value-type="string" calcext:value-type="string">
            <text:p><text:s/>memCntr</text:p>
          </table:table-cell>
          <table:table-cell office:value-type="float" office:value="40898" calcext:value-type="float">
            <text:p>408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6765" calcext:value-type="float">
            <text:p>0.6765</text:p>
          </table:table-cell>
          <table:table-cell office:value-type="string" calcext:value-type="string">
            <text:p><text:s/>memCntr</text:p>
          </table:table-cell>
          <table:table-cell office:value-type="float" office:value="41179" calcext:value-type="float">
            <text:p>411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6709" calcext:value-type="float">
            <text:p>0.6709</text:p>
          </table:table-cell>
          <table:table-cell office:value-type="string" calcext:value-type="string">
            <text:p><text:s/>memCntr</text:p>
          </table:table-cell>
          <table:table-cell office:value-type="float" office:value="41458" calcext:value-type="float">
            <text:p>414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6643" calcext:value-type="float">
            <text:p>0.6643</text:p>
          </table:table-cell>
          <table:table-cell office:value-type="string" calcext:value-type="string">
            <text:p><text:s/>memCntr</text:p>
          </table:table-cell>
          <table:table-cell office:value-type="float" office:value="41785" calcext:value-type="float">
            <text:p>417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6589" calcext:value-type="float">
            <text:p>0.6589</text:p>
          </table:table-cell>
          <table:table-cell office:value-type="string" calcext:value-type="string">
            <text:p><text:s/>memCntr</text:p>
          </table:table-cell>
          <table:table-cell office:value-type="float" office:value="42057" calcext:value-type="float">
            <text:p>420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554" calcext:value-type="float">
            <text:p>0.6554</text:p>
          </table:table-cell>
          <table:table-cell office:value-type="string" calcext:value-type="string">
            <text:p><text:s/>memCntr</text:p>
          </table:table-cell>
          <table:table-cell office:value-type="float" office:value="42234" calcext:value-type="float">
            <text:p>422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6497" calcext:value-type="float">
            <text:p>0.6497</text:p>
          </table:table-cell>
          <table:table-cell office:value-type="string" calcext:value-type="string">
            <text:p><text:s/>memCntr</text:p>
          </table:table-cell>
          <table:table-cell office:value-type="float" office:value="42515" calcext:value-type="float">
            <text:p>425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6441" calcext:value-type="float">
            <text:p>0.6441</text:p>
          </table:table-cell>
          <table:table-cell office:value-type="string" calcext:value-type="string">
            <text:p><text:s/>memCntr</text:p>
          </table:table-cell>
          <table:table-cell office:value-type="float" office:value="42799" calcext:value-type="float">
            <text:p>427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6372" calcext:value-type="float">
            <text:p>0.6372</text:p>
          </table:table-cell>
          <table:table-cell office:value-type="string" calcext:value-type="string">
            <text:p><text:s/>memCntr</text:p>
          </table:table-cell>
          <table:table-cell office:value-type="float" office:value="43142" calcext:value-type="float">
            <text:p>431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333" calcext:value-type="float">
            <text:p>0.6333</text:p>
          </table:table-cell>
          <table:table-cell office:value-type="string" calcext:value-type="string">
            <text:p><text:s/>memCntr</text:p>
          </table:table-cell>
          <table:table-cell office:value-type="float" office:value="43335" calcext:value-type="float">
            <text:p>433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6277" calcext:value-type="float">
            <text:p>0.6277</text:p>
          </table:table-cell>
          <table:table-cell office:value-type="string" calcext:value-type="string">
            <text:p><text:s/>memCntr</text:p>
          </table:table-cell>
          <table:table-cell office:value-type="float" office:value="43618" calcext:value-type="float">
            <text:p>436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6224" calcext:value-type="float">
            <text:p>0.6224</text:p>
          </table:table-cell>
          <table:table-cell office:value-type="string" calcext:value-type="string">
            <text:p><text:s/>memCntr</text:p>
          </table:table-cell>
          <table:table-cell office:value-type="float" office:value="43882" calcext:value-type="float">
            <text:p>438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6168" calcext:value-type="float">
            <text:p>0.6168</text:p>
          </table:table-cell>
          <table:table-cell office:value-type="string" calcext:value-type="string">
            <text:p><text:s/>memCntr</text:p>
          </table:table-cell>
          <table:table-cell office:value-type="float" office:value="44160" calcext:value-type="float">
            <text:p>441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6102" calcext:value-type="float">
            <text:p>0.6102</text:p>
          </table:table-cell>
          <table:table-cell office:value-type="string" calcext:value-type="string">
            <text:p><text:s/>memCntr</text:p>
          </table:table-cell>
          <table:table-cell office:value-type="float" office:value="44490" calcext:value-type="float">
            <text:p>444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6035" calcext:value-type="float">
            <text:p>0.6035</text:p>
          </table:table-cell>
          <table:table-cell office:value-type="string" calcext:value-type="string">
            <text:p><text:s/>memCntr</text:p>
          </table:table-cell>
          <table:table-cell office:value-type="float" office:value="44827" calcext:value-type="float">
            <text:p>448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999" calcext:value-type="float">
            <text:p>0.5999</text:p>
          </table:table-cell>
          <table:table-cell office:value-type="string" calcext:value-type="string">
            <text:p><text:s/>memCntr</text:p>
          </table:table-cell>
          <table:table-cell office:value-type="float" office:value="45009" calcext:value-type="float">
            <text:p>4500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5946" calcext:value-type="float">
            <text:p>0.5946</text:p>
          </table:table-cell>
          <table:table-cell office:value-type="string" calcext:value-type="string">
            <text:p><text:s/>memCntr</text:p>
          </table:table-cell>
          <table:table-cell office:value-type="float" office:value="45274" calcext:value-type="float">
            <text:p>452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5866" calcext:value-type="float">
            <text:p>0.5866</text:p>
          </table:table-cell>
          <table:table-cell office:value-type="string" calcext:value-type="string">
            <text:p><text:s/>memCntr</text:p>
          </table:table-cell>
          <table:table-cell office:value-type="float" office:value="45670" calcext:value-type="float">
            <text:p>456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09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5834" calcext:value-type="float">
            <text:p>0.58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5752" calcext:value-type="float">
            <text:p>0.5752</text:p>
          </table:table-cell>
          <table:table-cell office:value-type="string" calcext:value-type="string">
            <text:p><text:s/>memCntr</text:p>
          </table:table-cell>
          <table:table-cell office:value-type="float" office:value="46243" calcext:value-type="float">
            <text:p>462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5698" calcext:value-type="float">
            <text:p>0.5698</text:p>
          </table:table-cell>
          <table:table-cell office:value-type="string" calcext:value-type="string">
            <text:p><text:s/>memCntr</text:p>
          </table:table-cell>
          <table:table-cell office:value-type="float" office:value="46512" calcext:value-type="float">
            <text:p>465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<text:s/>memCntr</text:p>
          </table:table-cell>
          <table:table-cell office:value-type="float" office:value="46852" calcext:value-type="float">
            <text:p>468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5578" calcext:value-type="float">
            <text:p>0.5578</text:p>
          </table:table-cell>
          <table:table-cell office:value-type="string" calcext:value-type="string">
            <text:p><text:s/>memCntr</text:p>
          </table:table-cell>
          <table:table-cell office:value-type="float" office:value="47113" calcext:value-type="float">
            <text:p>471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542" calcext:value-type="float">
            <text:p>0.5542</text:p>
          </table:table-cell>
          <table:table-cell office:value-type="string" calcext:value-type="string">
            <text:p><text:s/>memCntr</text:p>
          </table:table-cell>
          <table:table-cell office:value-type="float" office:value="47293" calcext:value-type="float">
            <text:p>472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5489" calcext:value-type="float">
            <text:p>0.5489</text:p>
          </table:table-cell>
          <table:table-cell office:value-type="string" calcext:value-type="string">
            <text:p><text:s/>memCntr</text:p>
          </table:table-cell>
          <table:table-cell office:value-type="float" office:value="47558" calcext:value-type="float">
            <text:p>475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5436" calcext:value-type="float">
            <text:p>0.5436</text:p>
          </table:table-cell>
          <table:table-cell office:value-type="string" calcext:value-type="string">
            <text:p><text:s/>memCntr</text:p>
          </table:table-cell>
          <table:table-cell office:value-type="float" office:value="47824" calcext:value-type="float">
            <text:p>478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537" calcext:value-type="float">
            <text:p>0.537</text:p>
          </table:table-cell>
          <table:table-cell office:value-type="string" calcext:value-type="string">
            <text:p><text:s/>memCntr</text:p>
          </table:table-cell>
          <table:table-cell office:value-type="float" office:value="48153" calcext:value-type="float">
            <text:p>481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s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psilon</text:p>
          </table:table-cell>
          <table:table-cell office:value-type="float" office:value="0.5271" calcext:value-type="float">
            <text:p>0.5271</text:p>
          </table:table-cell>
          <table:table-cell office:value-type="string" calcext:value-type="string">
            <text:p><text:s/>memCntr</text:p>
          </table:table-cell>
          <table:table-cell office:value-type="float" office:value="48648" calcext:value-type="float">
            <text:p>486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5214" calcext:value-type="float">
            <text:p>0.5214</text:p>
          </table:table-cell>
          <table:table-cell office:value-type="string" calcext:value-type="string">
            <text:p><text:s/>memCntr</text:p>
          </table:table-cell>
          <table:table-cell office:value-type="float" office:value="48932" calcext:value-type="float">
            <text:p>489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5141" calcext:value-type="float">
            <text:p>0.5141</text:p>
          </table:table-cell>
          <table:table-cell office:value-type="string" calcext:value-type="string">
            <text:p><text:s/>memCntr</text:p>
          </table:table-cell>
          <table:table-cell office:value-type="float" office:value="49298" calcext:value-type="float">
            <text:p>492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5075" calcext:value-type="float">
            <text:p>0.5075</text:p>
          </table:table-cell>
          <table:table-cell office:value-type="string" calcext:value-type="string">
            <text:p><text:s/>memCntr</text:p>
          </table:table-cell>
          <table:table-cell office:value-type="float" office:value="49627" calcext:value-type="float">
            <text:p>496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5003" calcext:value-type="float">
            <text:p>0.5003</text:p>
          </table:table-cell>
          <table:table-cell office:value-type="string" calcext:value-type="string">
            <text:p><text:s/>memCntr</text:p>
          </table:table-cell>
          <table:table-cell office:value-type="float" office:value="49988" calcext:value-type="float">
            <text:p>499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4935" calcext:value-type="float">
            <text:p>0.4935</text:p>
          </table:table-cell>
          <table:table-cell office:value-type="string" calcext:value-type="string">
            <text:p><text:s/>memCntr</text:p>
          </table:table-cell>
          <table:table-cell office:value-type="float" office:value="50325" calcext:value-type="float">
            <text:p>503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884" calcext:value-type="float">
            <text:p>0.4884</text:p>
          </table:table-cell>
          <table:table-cell office:value-type="string" calcext:value-type="string">
            <text:p><text:s/>memCntr</text:p>
          </table:table-cell>
          <table:table-cell office:value-type="float" office:value="50582" calcext:value-type="float">
            <text:p>505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824" calcext:value-type="float">
            <text:p>0.4824</text:p>
          </table:table-cell>
          <table:table-cell office:value-type="string" calcext:value-type="string">
            <text:p><text:s/>memCntr</text:p>
          </table:table-cell>
          <table:table-cell office:value-type="float" office:value="50880" calcext:value-type="float">
            <text:p>508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785" calcext:value-type="float">
            <text:p>0.4785</text:p>
          </table:table-cell>
          <table:table-cell office:value-type="string" calcext:value-type="string">
            <text:p><text:s/>memCntr</text:p>
          </table:table-cell>
          <table:table-cell office:value-type="float" office:value="51075" calcext:value-type="float">
            <text:p>510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<text:s/>memCntr</text:p>
          </table:table-cell>
          <table:table-cell office:value-type="float" office:value="51351" calcext:value-type="float">
            <text:p>513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4662" calcext:value-type="float">
            <text:p>0.4662</text:p>
          </table:table-cell>
          <table:table-cell office:value-type="string" calcext:value-type="string">
            <text:p><text:s/>memCntr</text:p>
          </table:table-cell>
          <table:table-cell office:value-type="float" office:value="51691" calcext:value-type="float">
            <text:p>516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1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4593" calcext:value-type="float">
            <text:p>0.45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<text:s/>memCntr</text:p>
          </table:table-cell>
          <table:table-cell office:value-type="float" office:value="52386" calcext:value-type="float">
            <text:p>523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47" calcext:value-type="float">
            <text:p>0.447</text:p>
          </table:table-cell>
          <table:table-cell office:value-type="string" calcext:value-type="string">
            <text:p><text:s/>memCntr</text:p>
          </table:table-cell>
          <table:table-cell office:value-type="float" office:value="52652" calcext:value-type="float">
            <text:p>526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4403" calcext:value-type="float">
            <text:p>0.4403</text:p>
          </table:table-cell>
          <table:table-cell office:value-type="string" calcext:value-type="string">
            <text:p><text:s/>memCntr</text:p>
          </table:table-cell>
          <table:table-cell office:value-type="float" office:value="52986" calcext:value-type="float">
            <text:p>529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351" calcext:value-type="float">
            <text:p>0.4351</text:p>
          </table:table-cell>
          <table:table-cell office:value-type="string" calcext:value-type="string">
            <text:p><text:s/>memCntr</text:p>
          </table:table-cell>
          <table:table-cell office:value-type="float" office:value="53245" calcext:value-type="float">
            <text:p>532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/>memCntr</text:p>
          </table:table-cell>
          <table:table-cell office:value-type="float" office:value="53504" calcext:value-type="float">
            <text:p>535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4234" calcext:value-type="float">
            <text:p>0.4234</text:p>
          </table:table-cell>
          <table:table-cell office:value-type="string" calcext:value-type="string">
            <text:p><text:s/>memCntr</text:p>
          </table:table-cell>
          <table:table-cell office:value-type="float" office:value="53834" calcext:value-type="float">
            <text:p>538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175" calcext:value-type="float">
            <text:p>0.4175</text:p>
          </table:table-cell>
          <table:table-cell office:value-type="string" calcext:value-type="string">
            <text:p><text:s/>memCntr</text:p>
          </table:table-cell>
          <table:table-cell office:value-type="float" office:value="54129" calcext:value-type="float">
            <text:p>541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136" calcext:value-type="float">
            <text:p>0.4136</text:p>
          </table:table-cell>
          <table:table-cell office:value-type="string" calcext:value-type="string">
            <text:p><text:s/>memCntr</text:p>
          </table:table-cell>
          <table:table-cell office:value-type="float" office:value="54324" calcext:value-type="float">
            <text:p>543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082" calcext:value-type="float">
            <text:p>0.4082</text:p>
          </table:table-cell>
          <table:table-cell office:value-type="string" calcext:value-type="string">
            <text:p><text:s/>memCntr</text:p>
          </table:table-cell>
          <table:table-cell office:value-type="float" office:value="54590" calcext:value-type="float">
            <text:p>545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4015" calcext:value-type="float">
            <text:p>0.4015</text:p>
          </table:table-cell>
          <table:table-cell office:value-type="string" calcext:value-type="string">
            <text:p><text:s/>memCntr</text:p>
          </table:table-cell>
          <table:table-cell office:value-type="float" office:value="54928" calcext:value-type="float">
            <text:p>549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3951" calcext:value-type="float">
            <text:p>0.3951</text:p>
          </table:table-cell>
          <table:table-cell office:value-type="string" calcext:value-type="string">
            <text:p><text:s/>memCntr</text:p>
          </table:table-cell>
          <table:table-cell office:value-type="float" office:value="55247" calcext:value-type="float">
            <text:p>552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3882" calcext:value-type="float">
            <text:p>0.3882</text:p>
          </table:table-cell>
          <table:table-cell office:value-type="string" calcext:value-type="string">
            <text:p><text:s/>memCntr</text:p>
          </table:table-cell>
          <table:table-cell office:value-type="float" office:value="55590" calcext:value-type="float">
            <text:p>555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3841" calcext:value-type="float">
            <text:p>0.3841</text:p>
          </table:table-cell>
          <table:table-cell office:value-type="string" calcext:value-type="string">
            <text:p><text:s/>memCntr</text:p>
          </table:table-cell>
          <table:table-cell office:value-type="float" office:value="55796" calcext:value-type="float">
            <text:p>557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785" calcext:value-type="float">
            <text:p>0.3785</text:p>
          </table:table-cell>
          <table:table-cell office:value-type="string" calcext:value-type="string">
            <text:p><text:s/>memCntr</text:p>
          </table:table-cell>
          <table:table-cell office:value-type="float" office:value="56076" calcext:value-type="float">
            <text:p>560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729" calcext:value-type="float">
            <text:p>0.3729</text:p>
          </table:table-cell>
          <table:table-cell office:value-type="string" calcext:value-type="string">
            <text:p><text:s/>memCntr</text:p>
          </table:table-cell>
          <table:table-cell office:value-type="float" office:value="56359" calcext:value-type="float">
            <text:p>563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673" calcext:value-type="float">
            <text:p>0.3673</text:p>
          </table:table-cell>
          <table:table-cell office:value-type="string" calcext:value-type="string">
            <text:p><text:s/>memCntr</text:p>
          </table:table-cell>
          <table:table-cell office:value-type="float" office:value="56638" calcext:value-type="float">
            <text:p>566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<text:s/>memCntr</text:p>
          </table:table-cell>
          <table:table-cell office:value-type="float" office:value="56800" calcext:value-type="float">
            <text:p>568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589" calcext:value-type="float">
            <text:p>0.3589</text:p>
          </table:table-cell>
          <table:table-cell office:value-type="string" calcext:value-type="string">
            <text:p><text:s/>memCntr</text:p>
          </table:table-cell>
          <table:table-cell office:value-type="float" office:value="57058" calcext:value-type="float">
            <text:p>570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<text:s/>memCntr</text:p>
          </table:table-cell>
          <table:table-cell office:value-type="float" office:value="57400" calcext:value-type="float">
            <text:p>574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1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3466" calcext:value-type="float">
            <text:p>0.34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415" calcext:value-type="float">
            <text:p>0.3415</text:p>
          </table:table-cell>
          <table:table-cell office:value-type="string" calcext:value-type="string">
            <text:p><text:s/>memCntr</text:p>
          </table:table-cell>
          <table:table-cell office:value-type="float" office:value="57926" calcext:value-type="float">
            <text:p>579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363" calcext:value-type="float">
            <text:p>0.3363</text:p>
          </table:table-cell>
          <table:table-cell office:value-type="string" calcext:value-type="string">
            <text:p><text:s/>memCntr</text:p>
          </table:table-cell>
          <table:table-cell office:value-type="float" office:value="58188" calcext:value-type="float">
            <text:p>581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3299" calcext:value-type="float">
            <text:p>0.3299</text:p>
          </table:table-cell>
          <table:table-cell office:value-type="string" calcext:value-type="string">
            <text:p><text:s/>memCntr</text:p>
          </table:table-cell>
          <table:table-cell office:value-type="float" office:value="58505" calcext:value-type="float">
            <text:p>585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249" calcext:value-type="float">
            <text:p>0.3249</text:p>
          </table:table-cell>
          <table:table-cell office:value-type="string" calcext:value-type="string">
            <text:p><text:s/>memCntr</text:p>
          </table:table-cell>
          <table:table-cell office:value-type="float" office:value="58759" calcext:value-type="float">
            <text:p>587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3215" calcext:value-type="float">
            <text:p>0.3215</text:p>
          </table:table-cell>
          <table:table-cell office:value-type="string" calcext:value-type="string">
            <text:p><text:s/>memCntr</text:p>
          </table:table-cell>
          <table:table-cell office:value-type="float" office:value="58926" calcext:value-type="float">
            <text:p>589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158" calcext:value-type="float">
            <text:p>0.3158</text:p>
          </table:table-cell>
          <table:table-cell office:value-type="string" calcext:value-type="string">
            <text:p><text:s/>memCntr</text:p>
          </table:table-cell>
          <table:table-cell office:value-type="float" office:value="59212" calcext:value-type="float">
            <text:p>592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105" calcext:value-type="float">
            <text:p>0.3105</text:p>
          </table:table-cell>
          <table:table-cell office:value-type="string" calcext:value-type="string">
            <text:p><text:s/>memCntr</text:p>
          </table:table-cell>
          <table:table-cell office:value-type="float" office:value="59478" calcext:value-type="float">
            <text:p>594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3039" calcext:value-type="float">
            <text:p>0.3039</text:p>
          </table:table-cell>
          <table:table-cell office:value-type="string" calcext:value-type="string">
            <text:p><text:s/>memCntr</text:p>
          </table:table-cell>
          <table:table-cell office:value-type="float" office:value="59806" calcext:value-type="float">
            <text:p>5980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987" calcext:value-type="float">
            <text:p>0.2987</text:p>
          </table:table-cell>
          <table:table-cell office:value-type="string" calcext:value-type="string">
            <text:p><text:s/>memCntr</text:p>
          </table:table-cell>
          <table:table-cell office:value-type="float" office:value="60066" calcext:value-type="float">
            <text:p>600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934" calcext:value-type="float">
            <text:p>0.2934</text:p>
          </table:table-cell>
          <table:table-cell office:value-type="string" calcext:value-type="string">
            <text:p><text:s/>memCntr</text:p>
          </table:table-cell>
          <table:table-cell office:value-type="float" office:value="60334" calcext:value-type="float">
            <text:p>603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882" calcext:value-type="float">
            <text:p>0.2882</text:p>
          </table:table-cell>
          <table:table-cell office:value-type="string" calcext:value-type="string">
            <text:p><text:s/>memCntr</text:p>
          </table:table-cell>
          <table:table-cell office:value-type="float" office:value="60591" calcext:value-type="float">
            <text:p>605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2849" calcext:value-type="float">
            <text:p>0.2849</text:p>
          </table:table-cell>
          <table:table-cell office:value-type="string" calcext:value-type="string">
            <text:p><text:s/>memCntr</text:p>
          </table:table-cell>
          <table:table-cell office:value-type="float" office:value="60756" calcext:value-type="float">
            <text:p>607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2805" calcext:value-type="float">
            <text:p>0.2805</text:p>
          </table:table-cell>
          <table:table-cell office:value-type="string" calcext:value-type="string">
            <text:p><text:s/>memCntr</text:p>
          </table:table-cell>
          <table:table-cell office:value-type="float" office:value="60975" calcext:value-type="float">
            <text:p>609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2768" calcext:value-type="float">
            <text:p>0.2768</text:p>
          </table:table-cell>
          <table:table-cell office:value-type="string" calcext:value-type="string">
            <text:p><text:s/>memCntr</text:p>
          </table:table-cell>
          <table:table-cell office:value-type="float" office:value="61164" calcext:value-type="float">
            <text:p>611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714" calcext:value-type="float">
            <text:p>0.2714</text:p>
          </table:table-cell>
          <table:table-cell office:value-type="string" calcext:value-type="string">
            <text:p><text:s/>memCntr</text:p>
          </table:table-cell>
          <table:table-cell office:value-type="float" office:value="61430" calcext:value-type="float">
            <text:p>614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662" calcext:value-type="float">
            <text:p>0.2662</text:p>
          </table:table-cell>
          <table:table-cell office:value-type="string" calcext:value-type="string">
            <text:p><text:s/>memCntr</text:p>
          </table:table-cell>
          <table:table-cell office:value-type="float" office:value="61694" calcext:value-type="float">
            <text:p>616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609" calcext:value-type="float">
            <text:p>0.2609</text:p>
          </table:table-cell>
          <table:table-cell office:value-type="string" calcext:value-type="string">
            <text:p><text:s/>memCntr</text:p>
          </table:table-cell>
          <table:table-cell office:value-type="float" office:value="61959" calcext:value-type="float">
            <text:p>619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556" calcext:value-type="float">
            <text:p>0.2556</text:p>
          </table:table-cell>
          <table:table-cell office:value-type="string" calcext:value-type="string">
            <text:p><text:s/>memCntr</text:p>
          </table:table-cell>
          <table:table-cell office:value-type="float" office:value="62220" calcext:value-type="float">
            <text:p>6222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2488" calcext:value-type="float">
            <text:p>0.2488</text:p>
          </table:table-cell>
          <table:table-cell office:value-type="string" calcext:value-type="string">
            <text:p><text:s/>memCntr</text:p>
          </table:table-cell>
          <table:table-cell office:value-type="float" office:value="62561" calcext:value-type="float">
            <text:p>625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1.90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2416" calcext:value-type="float">
            <text:p>0.24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365" calcext:value-type="float">
            <text:p>0.2365</text:p>
          </table:table-cell>
          <table:table-cell office:value-type="string" calcext:value-type="string">
            <text:p><text:s/>memCntr</text:p>
          </table:table-cell>
          <table:table-cell office:value-type="float" office:value="63179" calcext:value-type="float">
            <text:p>631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2298" calcext:value-type="float">
            <text:p>0.2298</text:p>
          </table:table-cell>
          <table:table-cell office:value-type="string" calcext:value-type="string">
            <text:p><text:s/>memCntr</text:p>
          </table:table-cell>
          <table:table-cell office:value-type="float" office:value="63511" calcext:value-type="float">
            <text:p>635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247" calcext:value-type="float">
            <text:p>0.2247</text:p>
          </table:table-cell>
          <table:table-cell office:value-type="string" calcext:value-type="string">
            <text:p><text:s/>memCntr</text:p>
          </table:table-cell>
          <table:table-cell office:value-type="float" office:value="63768" calcext:value-type="float">
            <text:p>637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2171" calcext:value-type="float">
            <text:p>0.2171</text:p>
          </table:table-cell>
          <table:table-cell office:value-type="string" calcext:value-type="string">
            <text:p><text:s/>memCntr</text:p>
          </table:table-cell>
          <table:table-cell office:value-type="float" office:value="64146" calcext:value-type="float">
            <text:p>641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115" calcext:value-type="float">
            <text:p>0.2115</text:p>
          </table:table-cell>
          <table:table-cell office:value-type="string" calcext:value-type="string">
            <text:p><text:s/>memCntr</text:p>
          </table:table-cell>
          <table:table-cell office:value-type="float" office:value="64429" calcext:value-type="float">
            <text:p>644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053" calcext:value-type="float">
            <text:p>0.2053</text:p>
          </table:table-cell>
          <table:table-cell office:value-type="string" calcext:value-type="string">
            <text:p><text:s/>memCntr</text:p>
          </table:table-cell>
          <table:table-cell office:value-type="float" office:value="64737" calcext:value-type="float">
            <text:p>647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2019" calcext:value-type="float">
            <text:p>0.2019</text:p>
          </table:table-cell>
          <table:table-cell office:value-type="string" calcext:value-type="string">
            <text:p><text:s/>memCntr</text:p>
          </table:table-cell>
          <table:table-cell office:value-type="float" office:value="64905" calcext:value-type="float">
            <text:p>649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1948" calcext:value-type="float">
            <text:p>0.1948</text:p>
          </table:table-cell>
          <table:table-cell office:value-type="string" calcext:value-type="string">
            <text:p><text:s/>memCntr</text:p>
          </table:table-cell>
          <table:table-cell office:value-type="float" office:value="65264" calcext:value-type="float">
            <text:p>652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1882" calcext:value-type="float">
            <text:p>0.1882</text:p>
          </table:table-cell>
          <table:table-cell office:value-type="string" calcext:value-type="string">
            <text:p><text:s/>memCntr</text:p>
          </table:table-cell>
          <table:table-cell office:value-type="float" office:value="65594" calcext:value-type="float">
            <text:p>655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1814" calcext:value-type="float">
            <text:p>0.1814</text:p>
          </table:table-cell>
          <table:table-cell office:value-type="string" calcext:value-type="string">
            <text:p><text:s/>memCntr</text:p>
          </table:table-cell>
          <table:table-cell office:value-type="float" office:value="65930" calcext:value-type="float">
            <text:p>659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1733" calcext:value-type="float">
            <text:p>0.1733</text:p>
          </table:table-cell>
          <table:table-cell office:value-type="string" calcext:value-type="string">
            <text:p><text:s/>memCntr</text:p>
          </table:table-cell>
          <table:table-cell office:value-type="float" office:value="66338" calcext:value-type="float">
            <text:p>663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1671" calcext:value-type="float">
            <text:p>0.1671</text:p>
          </table:table-cell>
          <table:table-cell office:value-type="string" calcext:value-type="string">
            <text:p><text:s/>memCntr</text:p>
          </table:table-cell>
          <table:table-cell office:value-type="float" office:value="66647" calcext:value-type="float">
            <text:p>666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1618" calcext:value-type="float">
            <text:p>0.1618</text:p>
          </table:table-cell>
          <table:table-cell office:value-type="string" calcext:value-type="string">
            <text:p><text:s/>memCntr</text:p>
          </table:table-cell>
          <table:table-cell office:value-type="float" office:value="66914" calcext:value-type="float">
            <text:p>669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1566" calcext:value-type="float">
            <text:p>0.1566</text:p>
          </table:table-cell>
          <table:table-cell office:value-type="string" calcext:value-type="string">
            <text:p><text:s/>memCntr</text:p>
          </table:table-cell>
          <table:table-cell office:value-type="float" office:value="67174" calcext:value-type="float">
            <text:p>671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1514" calcext:value-type="float">
            <text:p>0.1514</text:p>
          </table:table-cell>
          <table:table-cell office:value-type="string" calcext:value-type="string">
            <text:p><text:s/>memCntr</text:p>
          </table:table-cell>
          <table:table-cell office:value-type="float" office:value="67432" calcext:value-type="float">
            <text:p>674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1445" calcext:value-type="float">
            <text:p>0.1445</text:p>
          </table:table-cell>
          <table:table-cell office:value-type="string" calcext:value-type="string">
            <text:p><text:s/>memCntr</text:p>
          </table:table-cell>
          <table:table-cell office:value-type="float" office:value="67776" calcext:value-type="float">
            <text:p>677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1364" calcext:value-type="float">
            <text:p>0.1364</text:p>
          </table:table-cell>
          <table:table-cell office:value-type="string" calcext:value-type="string">
            <text:p><text:s/>memCntr</text:p>
          </table:table-cell>
          <table:table-cell office:value-type="float" office:value="68180" calcext:value-type="float">
            <text:p>681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<text:s/>memCntr</text:p>
          </table:table-cell>
          <table:table-cell office:value-type="float" office:value="68603" calcext:value-type="float">
            <text:p>686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<text:s/>memCntr</text:p>
          </table:table-cell>
          <table:table-cell office:value-type="float" office:value="68950" calcext:value-type="float">
            <text:p>689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2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1178" calcext:value-type="float">
            <text:p>0.11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1093" calcext:value-type="float">
            <text:p>0.1093</text:p>
          </table:table-cell>
          <table:table-cell office:value-type="string" calcext:value-type="string">
            <text:p><text:s/>memCntr</text:p>
          </table:table-cell>
          <table:table-cell office:value-type="float" office:value="69539" calcext:value-type="float">
            <text:p>695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1006" calcext:value-type="float">
            <text:p>0.1006</text:p>
          </table:table-cell>
          <table:table-cell office:value-type="string" calcext:value-type="string">
            <text:p><text:s/>memCntr</text:p>
          </table:table-cell>
          <table:table-cell office:value-type="float" office:value="69971" calcext:value-type="float">
            <text:p>6997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952" calcext:value-type="float">
            <text:p>0.0952</text:p>
          </table:table-cell>
          <table:table-cell office:value-type="string" calcext:value-type="string">
            <text:p><text:s/>memCntr</text:p>
          </table:table-cell>
          <table:table-cell office:value-type="float" office:value="70242" calcext:value-type="float">
            <text:p>702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919" calcext:value-type="float">
            <text:p>0.0919</text:p>
          </table:table-cell>
          <table:table-cell office:value-type="string" calcext:value-type="string">
            <text:p><text:s/>memCntr</text:p>
          </table:table-cell>
          <table:table-cell office:value-type="float" office:value="70405" calcext:value-type="float">
            <text:p>704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887" calcext:value-type="float">
            <text:p>0.0887</text:p>
          </table:table-cell>
          <table:table-cell office:value-type="string" calcext:value-type="string">
            <text:p><text:s/>memCntr</text:p>
          </table:table-cell>
          <table:table-cell office:value-type="float" office:value="70567" calcext:value-type="float">
            <text:p>705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833" calcext:value-type="float">
            <text:p>0.0833</text:p>
          </table:table-cell>
          <table:table-cell office:value-type="string" calcext:value-type="string">
            <text:p><text:s/>memCntr</text:p>
          </table:table-cell>
          <table:table-cell office:value-type="float" office:value="70835" calcext:value-type="float">
            <text:p>708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782" calcext:value-type="float">
            <text:p>0.0782</text:p>
          </table:table-cell>
          <table:table-cell office:value-type="string" calcext:value-type="string">
            <text:p><text:s/>memCntr</text:p>
          </table:table-cell>
          <table:table-cell office:value-type="float" office:value="71093" calcext:value-type="float">
            <text:p>710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<text:s/>memCntr</text:p>
          </table:table-cell>
          <table:table-cell office:value-type="float" office:value="71394" calcext:value-type="float">
            <text:p>713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643" calcext:value-type="float">
            <text:p>0.0643</text:p>
          </table:table-cell>
          <table:table-cell office:value-type="string" calcext:value-type="string">
            <text:p><text:s/>memCntr</text:p>
          </table:table-cell>
          <table:table-cell office:value-type="float" office:value="71785" calcext:value-type="float">
            <text:p>717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567" calcext:value-type="float">
            <text:p>0.0567</text:p>
          </table:table-cell>
          <table:table-cell office:value-type="string" calcext:value-type="string">
            <text:p><text:s/>memCntr</text:p>
          </table:table-cell>
          <table:table-cell office:value-type="float" office:value="72166" calcext:value-type="float">
            <text:p>721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536" calcext:value-type="float">
            <text:p>0.0536</text:p>
          </table:table-cell>
          <table:table-cell office:value-type="string" calcext:value-type="string">
            <text:p><text:s/>memCntr</text:p>
          </table:table-cell>
          <table:table-cell office:value-type="float" office:value="72323" calcext:value-type="float">
            <text:p>723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<text:s/>memCntr</text:p>
          </table:table-cell>
          <table:table-cell office:value-type="float" office:value="72590" calcext:value-type="float">
            <text:p>725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45" calcext:value-type="float">
            <text:p>0.045</text:p>
          </table:table-cell>
          <table:table-cell office:value-type="string" calcext:value-type="string">
            <text:p><text:s/>memCntr</text:p>
          </table:table-cell>
          <table:table-cell office:value-type="float" office:value="72754" calcext:value-type="float">
            <text:p>7275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346" calcext:value-type="float">
            <text:p>0.0346</text:p>
          </table:table-cell>
          <table:table-cell office:value-type="string" calcext:value-type="string">
            <text:p><text:s/>memCntr</text:p>
          </table:table-cell>
          <table:table-cell office:value-type="float" office:value="73273" calcext:value-type="float">
            <text:p>7327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314" calcext:value-type="float">
            <text:p>0.0314</text:p>
          </table:table-cell>
          <table:table-cell office:value-type="string" calcext:value-type="string">
            <text:p><text:s/>memCntr</text:p>
          </table:table-cell>
          <table:table-cell office:value-type="float" office:value="73434" calcext:value-type="float">
            <text:p>734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281" calcext:value-type="float">
            <text:p>0.0281</text:p>
          </table:table-cell>
          <table:table-cell office:value-type="string" calcext:value-type="string">
            <text:p><text:s/>memCntr</text:p>
          </table:table-cell>
          <table:table-cell office:value-type="float" office:value="73597" calcext:value-type="float">
            <text:p>735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<text:s/>memCntr</text:p>
          </table:table-cell>
          <table:table-cell office:value-type="float" office:value="73760" calcext:value-type="float">
            <text:p>737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4853" calcext:value-type="float">
            <text:p>748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5013" calcext:value-type="float">
            <text:p>750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2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6529" calcext:value-type="float">
            <text:p>765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6694" calcext:value-type="float">
            <text:p>766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7138" calcext:value-type="float">
            <text:p>771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7303" calcext:value-type="float">
            <text:p>773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7462" calcext:value-type="float">
            <text:p>7746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7727" calcext:value-type="float">
            <text:p>777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8113" calcext:value-type="float">
            <text:p>781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8382" calcext:value-type="float">
            <text:p>783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8538" calcext:value-type="float">
            <text:p>785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8803" calcext:value-type="float">
            <text:p>788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9067" calcext:value-type="float">
            <text:p>790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9328" calcext:value-type="float">
            <text:p>793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79865" calcext:value-type="float">
            <text:p>798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0341" calcext:value-type="float">
            <text:p>803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0638" calcext:value-type="float">
            <text:p>806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0890" calcext:value-type="float">
            <text:p>808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1051" calcext:value-type="float">
            <text:p>810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1213" calcext:value-type="float">
            <text:p>812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1467" calcext:value-type="float">
            <text:p>814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2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2370" calcext:value-type="float">
            <text:p>823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2875" calcext:value-type="float">
            <text:p>828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3135" calcext:value-type="float">
            <text:p>831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3657" calcext:value-type="float">
            <text:p>836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3981" calcext:value-type="float">
            <text:p>839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4808" calcext:value-type="float">
            <text:p>848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5204" calcext:value-type="float">
            <text:p>852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5467" calcext:value-type="float">
            <text:p>854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5628" calcext:value-type="float">
            <text:p>856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5888" calcext:value-type="float">
            <text:p>858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6407" calcext:value-type="float">
            <text:p>8640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6887" calcext:value-type="float">
            <text:p>8688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7341" calcext:value-type="float">
            <text:p>873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7504" calcext:value-type="float">
            <text:p>875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7760" calcext:value-type="float">
            <text:p>877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8467" calcext:value-type="float">
            <text:p>884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8737" calcext:value-type="float">
            <text:p>887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9168" calcext:value-type="float">
            <text:p>891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89431" calcext:value-type="float">
            <text:p>894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2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0341" calcext:value-type="float">
            <text:p>903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0602" calcext:value-type="float">
            <text:p>906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1003" calcext:value-type="float">
            <text:p>910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1158" calcext:value-type="float">
            <text:p>911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1422" calcext:value-type="float">
            <text:p>914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1744" calcext:value-type="float">
            <text:p>917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2347" calcext:value-type="float">
            <text:p>923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3082" calcext:value-type="float">
            <text:p>930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3484" calcext:value-type="float">
            <text:p>934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3750" calcext:value-type="float">
            <text:p>937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4011" calcext:value-type="float">
            <text:p>940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4270" calcext:value-type="float">
            <text:p>942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4531" calcext:value-type="float">
            <text:p>945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4795" calcext:value-type="float">
            <text:p>9479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4960" calcext:value-type="float">
            <text:p>949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5124" calcext:value-type="float">
            <text:p>951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5397" calcext:value-type="float">
            <text:p>953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5564" calcext:value-type="float">
            <text:p>955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5718" calcext:value-type="float">
            <text:p>957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average score 3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7428" calcext:value-type="float">
            <text:p>974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7684" calcext:value-type="float">
            <text:p>976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7846" calcext:value-type="float">
            <text:p>978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8172" calcext:value-type="float">
            <text:p>981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8515" calcext:value-type="float">
            <text:p>985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9129" calcext:value-type="float">
            <text:p>991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9465" calcext:value-type="float">
            <text:p>994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9629" calcext:value-type="float">
            <text:p>996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99787" calcext:value-type="float">
            <text:p>9978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0053" calcext:value-type="float">
            <text:p>1000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0319" calcext:value-type="float">
            <text:p>1003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0763" calcext:value-type="float">
            <text:p>10076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0924" calcext:value-type="float">
            <text:p>1009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1084" calcext:value-type="float">
            <text:p>1010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1348" calcext:value-type="float">
            <text:p>1013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1612" calcext:value-type="float">
            <text:p>1016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1873" calcext:value-type="float">
            <text:p>10187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2594" calcext:value-type="float">
            <text:p>1025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2856" calcext:value-type="float">
            <text:p>1028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3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3448" calcext:value-type="float">
            <text:p>1034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4394" calcext:value-type="float">
            <text:p>1043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4839" calcext:value-type="float">
            <text:p>1048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5096" calcext:value-type="float">
            <text:p>1050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5370" calcext:value-type="float">
            <text:p>1053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5636" calcext:value-type="float">
            <text:p>1056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6277" calcext:value-type="float">
            <text:p>1062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6541" calcext:value-type="float">
            <text:p>1065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6882" calcext:value-type="float">
            <text:p>1068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8033" calcext:value-type="float">
            <text:p>1080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8300" calcext:value-type="float">
            <text:p>1083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8784" calcext:value-type="float">
            <text:p>1087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9259" calcext:value-type="float">
            <text:p>1092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9525" calcext:value-type="float">
            <text:p>1095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09785" calcext:value-type="float">
            <text:p>1097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0196" calcext:value-type="float">
            <text:p>1101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1194" calcext:value-type="float">
            <text:p>1111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2546" calcext:value-type="float">
            <text:p>1125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2707" calcext:value-type="float">
            <text:p>11270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3126" calcext:value-type="float">
            <text:p>1131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3387" calcext:value-type="float">
            <text:p>11338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3550" calcext:value-type="float">
            <text:p>1135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3816" calcext:value-type="float">
            <text:p>1138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4760" calcext:value-type="float">
            <text:p>1147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5176" calcext:value-type="float">
            <text:p>1151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5439" calcext:value-type="float">
            <text:p>1154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5943" calcext:value-type="float">
            <text:p>1159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6104" calcext:value-type="float">
            <text:p>1161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6427" calcext:value-type="float">
            <text:p>1164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6693" calcext:value-type="float">
            <text:p>1166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6959" calcext:value-type="float">
            <text:p>1169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7221" calcext:value-type="float">
            <text:p>1172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7698" calcext:value-type="float">
            <text:p>1176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7957" calcext:value-type="float">
            <text:p>1179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8223" calcext:value-type="float">
            <text:p>1182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8382" calcext:value-type="float">
            <text:p>1183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8647" calcext:value-type="float">
            <text:p>1186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8989" calcext:value-type="float">
            <text:p>11898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19934" calcext:value-type="float">
            <text:p>1199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0094" calcext:value-type="float">
            <text:p>1200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0354" calcext:value-type="float">
            <text:p>12035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0608" calcext:value-type="float">
            <text:p>1206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1067" calcext:value-type="float">
            <text:p>1210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1554" calcext:value-type="float">
            <text:p>12155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1878" calcext:value-type="float">
            <text:p>1218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2040" calcext:value-type="float">
            <text:p>1220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2885" calcext:value-type="float">
            <text:p>1228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3394" calcext:value-type="float">
            <text:p>1233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4122" calcext:value-type="float">
            <text:p>1241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4380" calcext:value-type="float">
            <text:p>1243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4861" calcext:value-type="float">
            <text:p>1248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5125" calcext:value-type="float">
            <text:p>1251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5283" calcext:value-type="float">
            <text:p>12528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5545" calcext:value-type="float">
            <text:p>1255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5891" calcext:value-type="float">
            <text:p>1258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6393" calcext:value-type="float">
            <text:p>1263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6646" calcext:value-type="float">
            <text:p>1266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7375" calcext:value-type="float">
            <text:p>1273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8225" calcext:value-type="float">
            <text:p>1282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8523" calcext:value-type="float">
            <text:p>1285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8913" calcext:value-type="float">
            <text:p>1289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9176" calcext:value-type="float">
            <text:p>1291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9337" calcext:value-type="float">
            <text:p>1293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9505" calcext:value-type="float">
            <text:p>1295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29828" calcext:value-type="float">
            <text:p>1298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0084" calcext:value-type="float">
            <text:p>1300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0247" calcext:value-type="float">
            <text:p>1302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0508" calcext:value-type="float">
            <text:p>1305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0769" calcext:value-type="float">
            <text:p>1307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1021" calcext:value-type="float">
            <text:p>1310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1382" calcext:value-type="float">
            <text:p>1313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1922" calcext:value-type="float">
            <text:p>1319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2281" calcext:value-type="float">
            <text:p>1322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2547" calcext:value-type="float">
            <text:p>1325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3125" calcext:value-type="float">
            <text:p>1331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3453" calcext:value-type="float">
            <text:p>1334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3983" calcext:value-type="float">
            <text:p>13398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4444" calcext:value-type="float">
            <text:p>1344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5139" calcext:value-type="float">
            <text:p>1351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5397" calcext:value-type="float">
            <text:p>1353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5664" calcext:value-type="float">
            <text:p>1356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5922" calcext:value-type="float">
            <text:p>1359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6376" calcext:value-type="float">
            <text:p>1363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6872" calcext:value-type="float">
            <text:p>1368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7139" calcext:value-type="float">
            <text:p>13713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7402" calcext:value-type="float">
            <text:p>1374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7740" calcext:value-type="float">
            <text:p>1377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7902" calcext:value-type="float">
            <text:p>1379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8061" calcext:value-type="float">
            <text:p>1380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8412" calcext:value-type="float">
            <text:p>1384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8740" calcext:value-type="float">
            <text:p>1387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9008" calcext:value-type="float">
            <text:p>1390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9272" calcext:value-type="float">
            <text:p>1392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9685" calcext:value-type="float">
            <text:p>1396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39948" calcext:value-type="float">
            <text:p>1399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1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0478" calcext:value-type="float">
            <text:p>1404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0743" calcext:value-type="float">
            <text:p>1407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1059" calcext:value-type="float">
            <text:p>1410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1219" calcext:value-type="float">
            <text:p>1412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1377" calcext:value-type="float">
            <text:p>1413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1652" calcext:value-type="float">
            <text:p>1416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1813" calcext:value-type="float">
            <text:p>1418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2155" calcext:value-type="float">
            <text:p>1421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2317" calcext:value-type="float">
            <text:p>14231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2575" calcext:value-type="float">
            <text:p>1425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2845" calcext:value-type="float">
            <text:p>1428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3117" calcext:value-type="float">
            <text:p>14311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3382" calcext:value-type="float">
            <text:p>1433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3712" calcext:value-type="float">
            <text:p>1437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3970" calcext:value-type="float">
            <text:p>1439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4243" calcext:value-type="float">
            <text:p>1442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4503" calcext:value-type="float">
            <text:p>1445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4777" calcext:value-type="float">
            <text:p>1447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5617" calcext:value-type="float">
            <text:p>14561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1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6177" calcext:value-type="float">
            <text:p>1461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6614" calcext:value-type="float">
            <text:p>1466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6997" calcext:value-type="float">
            <text:p>1469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7260" calcext:value-type="float">
            <text:p>1472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7843" calcext:value-type="float">
            <text:p>1478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8253" calcext:value-type="float">
            <text:p>1482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8778" calcext:value-type="float">
            <text:p>1487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49209" calcext:value-type="float">
            <text:p>14920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s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0551" calcext:value-type="float">
            <text:p>1505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1210" calcext:value-type="float">
            <text:p>15121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1474" calcext:value-type="float">
            <text:p>1514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1633" calcext:value-type="float">
            <text:p>1516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1894" calcext:value-type="float">
            <text:p>1518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2297" calcext:value-type="float">
            <text:p>1522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2744" calcext:value-type="float">
            <text:p>1527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3000" calcext:value-type="float">
            <text:p>1530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3267" calcext:value-type="float">
            <text:p>1532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3525" calcext:value-type="float">
            <text:p>1535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4022" calcext:value-type="float">
            <text:p>1540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1.2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4740" calcext:value-type="float">
            <text:p>1547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5009" calcext:value-type="float">
            <text:p>15500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5177" calcext:value-type="float">
            <text:p>1551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5344" calcext:value-type="float">
            <text:p>1553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5613" calcext:value-type="float">
            <text:p>1556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6274" calcext:value-type="float">
            <text:p>1562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6565" calcext:value-type="float">
            <text:p>1565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6724" calcext:value-type="float">
            <text:p>1567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6885" calcext:value-type="float">
            <text:p>1568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7333" calcext:value-type="float">
            <text:p>1573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7877" calcext:value-type="float">
            <text:p>1578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8141" calcext:value-type="float">
            <text:p>1581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8731" calcext:value-type="float">
            <text:p>1587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8988" calcext:value-type="float">
            <text:p>1589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9146" calcext:value-type="float">
            <text:p>1591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9411" calcext:value-type="float">
            <text:p>1594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59900" calcext:value-type="float">
            <text:p>1599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0267" calcext:value-type="float">
            <text:p>1602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0526" calcext:value-type="float">
            <text:p>1605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2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1269" calcext:value-type="float">
            <text:p>1612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1990" calcext:value-type="float">
            <text:p>1619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2943" calcext:value-type="float">
            <text:p>1629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3211" calcext:value-type="float">
            <text:p>1632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3471" calcext:value-type="float">
            <text:p>16347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3812" calcext:value-type="float">
            <text:p>1638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4077" calcext:value-type="float">
            <text:p>1640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4674" calcext:value-type="float">
            <text:p>1646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5097" calcext:value-type="float">
            <text:p>1650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5254" calcext:value-type="float">
            <text:p>16525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5630" calcext:value-type="float">
            <text:p>1656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6496" calcext:value-type="float">
            <text:p>1664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6759" calcext:value-type="float">
            <text:p>1667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6921" calcext:value-type="float">
            <text:p>1669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7185" calcext:value-type="float">
            <text:p>1671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7350" calcext:value-type="float">
            <text:p>1673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7613" calcext:value-type="float">
            <text:p>1676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7878" calcext:value-type="float">
            <text:p>1678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8468" calcext:value-type="float">
            <text:p>1684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2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9452" calcext:value-type="float">
            <text:p>1694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69616" calcext:value-type="float">
            <text:p>1696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0033" calcext:value-type="float">
            <text:p>1700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0299" calcext:value-type="float">
            <text:p>1702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0729" calcext:value-type="float">
            <text:p>1707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1000" calcext:value-type="float">
            <text:p>1710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1458" calcext:value-type="float">
            <text:p>1714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1722" calcext:value-type="float">
            <text:p>1717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2294" calcext:value-type="float">
            <text:p>1722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2557" calcext:value-type="float">
            <text:p>1725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2721" calcext:value-type="float">
            <text:p>1727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3116" calcext:value-type="float">
            <text:p>1731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3379" calcext:value-type="float">
            <text:p>1733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4086" calcext:value-type="float">
            <text:p>1740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4346" calcext:value-type="float">
            <text:p>1743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4513" calcext:value-type="float">
            <text:p>1745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4897" calcext:value-type="float">
            <text:p>1748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5166" calcext:value-type="float">
            <text:p>1751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5332" calcext:value-type="float">
            <text:p>1753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2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5757" calcext:value-type="float">
            <text:p>1757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6095" calcext:value-type="float">
            <text:p>17609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6352" calcext:value-type="float">
            <text:p>1763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6827" calcext:value-type="float">
            <text:p>1768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7301" calcext:value-type="float">
            <text:p>1773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7615" calcext:value-type="float">
            <text:p>1776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7880" calcext:value-type="float">
            <text:p>1778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8136" calcext:value-type="float">
            <text:p>1781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8402" calcext:value-type="float">
            <text:p>1784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9076" calcext:value-type="float">
            <text:p>1790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9334" calcext:value-type="float">
            <text:p>1793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79597" calcext:value-type="float">
            <text:p>1795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0565" calcext:value-type="float">
            <text:p>1805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0847" calcext:value-type="float">
            <text:p>1808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1109" calcext:value-type="float">
            <text:p>18110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1368" calcext:value-type="float">
            <text:p>1813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1638" calcext:value-type="float">
            <text:p>1816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1798" calcext:value-type="float">
            <text:p>1817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2065" calcext:value-type="float">
            <text:p>1820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2.1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2849" calcext:value-type="float">
            <text:p>1828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3126" calcext:value-type="float">
            <text:p>1831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3479" calcext:value-type="float">
            <text:p>1834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3746" calcext:value-type="float">
            <text:p>1837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4321" calcext:value-type="float">
            <text:p>1843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4853" calcext:value-type="float">
            <text:p>1848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5312" calcext:value-type="float">
            <text:p>1853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5576" calcext:value-type="float">
            <text:p>1855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6028" calcext:value-type="float">
            <text:p>1860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6286" calcext:value-type="float">
            <text:p>1862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6553" calcext:value-type="float">
            <text:p>1865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6818" calcext:value-type="float">
            <text:p>1868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6981" calcext:value-type="float">
            <text:p>1869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7523" calcext:value-type="float">
            <text:p>1875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7794" calcext:value-type="float">
            <text:p>1877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8057" calcext:value-type="float">
            <text:p>1880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8318" calcext:value-type="float">
            <text:p>1883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8845" calcext:value-type="float">
            <text:p>18884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9205" calcext:value-type="float">
            <text:p>1892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3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89797" calcext:value-type="float">
            <text:p>1897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0149" calcext:value-type="float">
            <text:p>1901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0465" calcext:value-type="float">
            <text:p>1904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0723" calcext:value-type="float">
            <text:p>1907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0988" calcext:value-type="float">
            <text:p>1909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1258" calcext:value-type="float">
            <text:p>1912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1513" calcext:value-type="float">
            <text:p>1915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1888" calcext:value-type="float">
            <text:p>1918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2156" calcext:value-type="float">
            <text:p>1921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2416" calcext:value-type="float">
            <text:p>1924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3191" calcext:value-type="float">
            <text:p>1931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3355" calcext:value-type="float">
            <text:p>1933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3772" calcext:value-type="float">
            <text:p>1937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4471" calcext:value-type="float">
            <text:p>19447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4832" calcext:value-type="float">
            <text:p>1948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5761" calcext:value-type="float">
            <text:p>1957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6553" calcext:value-type="float">
            <text:p>1965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6940" calcext:value-type="float">
            <text:p>1969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7314" calcext:value-type="float">
            <text:p>1973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3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7833" calcext:value-type="float">
            <text:p>1978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8102" calcext:value-type="float">
            <text:p>1981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8367" calcext:value-type="float">
            <text:p>1983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8964" calcext:value-type="float">
            <text:p>1989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9227" calcext:value-type="float">
            <text:p>1992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9695" calcext:value-type="float">
            <text:p>19969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199960" calcext:value-type="float">
            <text:p>1999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0229" calcext:value-type="float">
            <text:p>2002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0487" calcext:value-type="float">
            <text:p>20048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0750" calcext:value-type="float">
            <text:p>2007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1044" calcext:value-type="float">
            <text:p>2010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1306" calcext:value-type="float">
            <text:p>20130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1676" calcext:value-type="float">
            <text:p>2016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2023" calcext:value-type="float">
            <text:p>2020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2582" calcext:value-type="float">
            <text:p>2025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2851" calcext:value-type="float">
            <text:p>2028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3115" calcext:value-type="float">
            <text:p>2031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3376" calcext:value-type="float">
            <text:p>2033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3635" calcext:value-type="float">
            <text:p>2036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3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4299" calcext:value-type="float">
            <text:p>2042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4567" calcext:value-type="float">
            <text:p>2045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4837" calcext:value-type="float">
            <text:p>2048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4996" calcext:value-type="float">
            <text:p>2049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5558" calcext:value-type="float">
            <text:p>2055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5835" calcext:value-type="float">
            <text:p>2058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6469" calcext:value-type="float">
            <text:p>2064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6771" calcext:value-type="float">
            <text:p>20677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6936" calcext:value-type="float">
            <text:p>2069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7201" calcext:value-type="float">
            <text:p>2072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7365" calcext:value-type="float">
            <text:p>20736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7679" calcext:value-type="float">
            <text:p>2076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7942" calcext:value-type="float">
            <text:p>2079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8902" calcext:value-type="float">
            <text:p>2089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9161" calcext:value-type="float">
            <text:p>2091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9421" calcext:value-type="float">
            <text:p>2094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09681" calcext:value-type="float">
            <text:p>2096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0585" calcext:value-type="float">
            <text:p>2105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0843" calcext:value-type="float">
            <text:p>2108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3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1268" calcext:value-type="float">
            <text:p>2112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1533" calcext:value-type="float">
            <text:p>2115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1796" calcext:value-type="float">
            <text:p>2117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2066" calcext:value-type="float">
            <text:p>2120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2641" calcext:value-type="float">
            <text:p>2126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2909" calcext:value-type="float">
            <text:p>21290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3174" calcext:value-type="float">
            <text:p>2131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3870" calcext:value-type="float">
            <text:p>2138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4125" calcext:value-type="float">
            <text:p>2141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4386" calcext:value-type="float">
            <text:p>2143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4642" calcext:value-type="float">
            <text:p>2146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5083" calcext:value-type="float">
            <text:p>21508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5351" calcext:value-type="float">
            <text:p>2153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5699" calcext:value-type="float">
            <text:p>2156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5954" calcext:value-type="float">
            <text:p>21595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6223" calcext:value-type="float">
            <text:p>2162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6489" calcext:value-type="float">
            <text:p>21648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6749" calcext:value-type="float">
            <text:p>2167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7031" calcext:value-type="float">
            <text:p>2170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3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7726" calcext:value-type="float">
            <text:p>2177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8169" calcext:value-type="float">
            <text:p>2181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8438" calcext:value-type="float">
            <text:p>2184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8701" calcext:value-type="float">
            <text:p>2187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8867" calcext:value-type="float">
            <text:p>2188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9818" calcext:value-type="float">
            <text:p>2198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19978" calcext:value-type="float">
            <text:p>2199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0413" calcext:value-type="float">
            <text:p>2204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0687" calcext:value-type="float">
            <text:p>22068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1040" calcext:value-type="float">
            <text:p>2210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1358" calcext:value-type="float">
            <text:p>2213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1622" calcext:value-type="float">
            <text:p>2216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1903" calcext:value-type="float">
            <text:p>2219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2382" calcext:value-type="float">
            <text:p>2223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2710" calcext:value-type="float">
            <text:p>22271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3197" calcext:value-type="float">
            <text:p>2231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3456" calcext:value-type="float">
            <text:p>2234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3711" calcext:value-type="float">
            <text:p>2237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3977" calcext:value-type="float">
            <text:p>2239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4900" calcext:value-type="float">
            <text:p>2249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5170" calcext:value-type="float">
            <text:p>2251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5329" calcext:value-type="float">
            <text:p>2253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5775" calcext:value-type="float">
            <text:p>2257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6037" calcext:value-type="float">
            <text:p>2260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6713" calcext:value-type="float">
            <text:p>2267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6978" calcext:value-type="float">
            <text:p>2269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7235" calcext:value-type="float">
            <text:p>2272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7504" calcext:value-type="float">
            <text:p>2275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8073" calcext:value-type="float">
            <text:p>22807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8358" calcext:value-type="float">
            <text:p>2283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8825" calcext:value-type="float">
            <text:p>2288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9277" calcext:value-type="float">
            <text:p>2292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9446" calcext:value-type="float">
            <text:p>2294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29703" calcext:value-type="float">
            <text:p>2297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0159" calcext:value-type="float">
            <text:p>2301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0841" calcext:value-type="float">
            <text:p>2308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1208" calcext:value-type="float">
            <text:p>2312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1774" calcext:value-type="float">
            <text:p>2317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2507" calcext:value-type="float">
            <text:p>23250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2937" calcext:value-type="float">
            <text:p>2329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3189" calcext:value-type="float">
            <text:p>23318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3352" calcext:value-type="float">
            <text:p>2333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3619" calcext:value-type="float">
            <text:p>2336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3911" calcext:value-type="float">
            <text:p>2339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4072" calcext:value-type="float">
            <text:p>2340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4340" calcext:value-type="float">
            <text:p>2343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4603" calcext:value-type="float">
            <text:p>2346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4860" calcext:value-type="float">
            <text:p>2348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5404" calcext:value-type="float">
            <text:p>2354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6559" calcext:value-type="float">
            <text:p>2365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7014" calcext:value-type="float">
            <text:p>2370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7281" calcext:value-type="float">
            <text:p>2372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7440" calcext:value-type="float">
            <text:p>2374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7600" calcext:value-type="float">
            <text:p>23760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7866" calcext:value-type="float">
            <text:p>2378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8290" calcext:value-type="float">
            <text:p>2382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8806" calcext:value-type="float">
            <text:p>23880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9332" calcext:value-type="float">
            <text:p>2393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9491" calcext:value-type="float">
            <text:p>2394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9646" calcext:value-type="float">
            <text:p>2396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9802" calcext:value-type="float">
            <text:p>2398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39961" calcext:value-type="float">
            <text:p>2399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0127" calcext:value-type="float">
            <text:p>2401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0706" calcext:value-type="float">
            <text:p>24070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0871" calcext:value-type="float">
            <text:p>24087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1033" calcext:value-type="float">
            <text:p>2410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1296" calcext:value-type="float">
            <text:p>2412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1561" calcext:value-type="float">
            <text:p>2415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2096" calcext:value-type="float">
            <text:p>24209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2355" calcext:value-type="float">
            <text:p>2423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3152" calcext:value-type="float">
            <text:p>2431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3419" calcext:value-type="float">
            <text:p>2434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3791" calcext:value-type="float">
            <text:p>2437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4259" calcext:value-type="float">
            <text:p>24425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4423" calcext:value-type="float">
            <text:p>2444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4585" calcext:value-type="float">
            <text:p>2445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5113" calcext:value-type="float">
            <text:p>2451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5375" calcext:value-type="float">
            <text:p>2453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5698" calcext:value-type="float">
            <text:p>2456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6082" calcext:value-type="float">
            <text:p>2460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6903" calcext:value-type="float">
            <text:p>2469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7168" calcext:value-type="float">
            <text:p>2471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7427" calcext:value-type="float">
            <text:p>2474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7799" calcext:value-type="float">
            <text:p>2477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7960" calcext:value-type="float">
            <text:p>2479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8220" calcext:value-type="float">
            <text:p>24822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8474" calcext:value-type="float">
            <text:p>2484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8842" calcext:value-type="float">
            <text:p>2488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9099" calcext:value-type="float">
            <text:p>2490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9356" calcext:value-type="float">
            <text:p>2493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49694" calcext:value-type="float">
            <text:p>2496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0013" calcext:value-type="float">
            <text:p>2500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0533" calcext:value-type="float">
            <text:p>2505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0793" calcext:value-type="float">
            <text:p>2507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1044" calcext:value-type="float">
            <text:p>2510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1862" calcext:value-type="float">
            <text:p>25186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2130" calcext:value-type="float">
            <text:p>2521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2395" calcext:value-type="float">
            <text:p>25239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2651" calcext:value-type="float">
            <text:p>2526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3480" calcext:value-type="float">
            <text:p>25348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3816" calcext:value-type="float">
            <text:p>2538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4079" calcext:value-type="float">
            <text:p>2540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4242" calcext:value-type="float">
            <text:p>25424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4403" calcext:value-type="float">
            <text:p>2544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4672" calcext:value-type="float">
            <text:p>2546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4934" calcext:value-type="float">
            <text:p>2549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5285" calcext:value-type="float">
            <text:p>2552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5547" calcext:value-type="float">
            <text:p>2555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6035" calcext:value-type="float">
            <text:p>2560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6301" calcext:value-type="float">
            <text:p>2563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6567" calcext:value-type="float">
            <text:p>2565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6824" calcext:value-type="float">
            <text:p>2568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7137" calcext:value-type="float">
            <text:p>25713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7581" calcext:value-type="float">
            <text:p>2575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8772" calcext:value-type="float">
            <text:p>2587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8934" calcext:value-type="float">
            <text:p>25893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9182" calcext:value-type="float">
            <text:p>2591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9343" calcext:value-type="float">
            <text:p>2593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9605" calcext:value-type="float">
            <text:p>2596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59868" calcext:value-type="float">
            <text:p>2598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0129" calcext:value-type="float">
            <text:p>2601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0389" calcext:value-type="float">
            <text:p>26038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0973" calcext:value-type="float">
            <text:p>26097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1310" calcext:value-type="float">
            <text:p>26131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1570" calcext:value-type="float">
            <text:p>2615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2170" calcext:value-type="float">
            <text:p>2621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2548" calcext:value-type="float">
            <text:p>2625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2806" calcext:value-type="float">
            <text:p>26280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3322" calcext:value-type="float">
            <text:p>2633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3589" calcext:value-type="float">
            <text:p>26358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3999" calcext:value-type="float">
            <text:p>2639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4163" calcext:value-type="float">
            <text:p>26416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4419" calcext:value-type="float">
            <text:p>2644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5133" calcext:value-type="float">
            <text:p>2651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5675" calcext:value-type="float">
            <text:p>2656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5935" calcext:value-type="float">
            <text:p>26593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6197" calcext:value-type="float">
            <text:p>2661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6473" calcext:value-type="float">
            <text:p>26647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6733" calcext:value-type="float">
            <text:p>26673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6894" calcext:value-type="float">
            <text:p>2668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7163" calcext:value-type="float">
            <text:p>26716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7426" calcext:value-type="float">
            <text:p>2674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7587" calcext:value-type="float">
            <text:p>26758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7851" calcext:value-type="float">
            <text:p>2678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8294" calcext:value-type="float">
            <text:p>2682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8457" calcext:value-type="float">
            <text:p>2684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8617" calcext:value-type="float">
            <text:p>26861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8877" calcext:value-type="float">
            <text:p>2688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9144" calcext:value-type="float">
            <text:p>2691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9498" calcext:value-type="float">
            <text:p>2694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69831" calcext:value-type="float">
            <text:p>2698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0094" calcext:value-type="float">
            <text:p>2700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0625" calcext:value-type="float">
            <text:p>27062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0793" calcext:value-type="float">
            <text:p>2707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1719" calcext:value-type="float">
            <text:p>2717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2097" calcext:value-type="float">
            <text:p>2720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2514" calcext:value-type="float">
            <text:p>2725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2778" calcext:value-type="float">
            <text:p>2727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3327" calcext:value-type="float">
            <text:p>2733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3585" calcext:value-type="float">
            <text:p>2735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4762" calcext:value-type="float">
            <text:p>27476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4923" calcext:value-type="float">
            <text:p>2749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5091" calcext:value-type="float">
            <text:p>2750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5248" calcext:value-type="float">
            <text:p>2752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5536" calcext:value-type="float">
            <text:p>2755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6378" calcext:value-type="float">
            <text:p>2763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6812" calcext:value-type="float">
            <text:p>2768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<text:s/>sco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7778" calcext:value-type="float">
            <text:p>2777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8038" calcext:value-type="float">
            <text:p>27803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8291" calcext:value-type="float">
            <text:p>2782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8556" calcext:value-type="float">
            <text:p>2785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9085" calcext:value-type="float">
            <text:p>2790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9246" calcext:value-type="float">
            <text:p>2792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9511" calcext:value-type="float">
            <text:p>2795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79677" calcext:value-type="float">
            <text:p>2796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0194" calcext:value-type="float">
            <text:p>28019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0456" calcext:value-type="float">
            <text:p>28045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0966" calcext:value-type="float">
            <text:p>2809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1169" calcext:value-type="float">
            <text:p>2811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1336" calcext:value-type="float">
            <text:p>2813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1498" calcext:value-type="float">
            <text:p>2814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1661" calcext:value-type="float">
            <text:p>2816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1829" calcext:value-type="float">
            <text:p>28182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2092" calcext:value-type="float">
            <text:p>28209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2351" calcext:value-type="float">
            <text:p>2823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2615" calcext:value-type="float">
            <text:p>2826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2984" calcext:value-type="float">
            <text:p>2829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3244" calcext:value-type="float">
            <text:p>2832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3511" calcext:value-type="float">
            <text:p>2835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3768" calcext:value-type="float">
            <text:p>2837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0.72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4386" calcext:value-type="float">
            <text:p>2843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4872" calcext:value-type="float">
            <text:p>2848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5260" calcext:value-type="float">
            <text:p>28526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5708" calcext:value-type="float">
            <text:p>2857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5975" calcext:value-type="float">
            <text:p>28597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6301" calcext:value-type="float">
            <text:p>2863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6886" calcext:value-type="float">
            <text:p>28688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7304" calcext:value-type="float">
            <text:p>2873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7564" calcext:value-type="float">
            <text:p>2875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7730" calcext:value-type="float">
            <text:p>2877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7888" calcext:value-type="float">
            <text:p>28788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8151" calcext:value-type="float">
            <text:p>2881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8651" calcext:value-type="float">
            <text:p>28865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8816" calcext:value-type="float">
            <text:p>28881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9244" calcext:value-type="float">
            <text:p>2892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9653" calcext:value-type="float">
            <text:p>2896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89919" calcext:value-type="float">
            <text:p>2899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0082" calcext:value-type="float">
            <text:p>2900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0453" calcext:value-type="float">
            <text:p>29045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1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1409" calcext:value-type="float">
            <text:p>29140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1674" calcext:value-type="float">
            <text:p>29167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1932" calcext:value-type="float">
            <text:p>2919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2198" calcext:value-type="float">
            <text:p>29219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2527" calcext:value-type="float">
            <text:p>29252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2690" calcext:value-type="float">
            <text:p>29269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2955" calcext:value-type="float">
            <text:p>2929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3331" calcext:value-type="float">
            <text:p>2933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3726" calcext:value-type="float">
            <text:p>2937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4114" calcext:value-type="float">
            <text:p>2941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4384" calcext:value-type="float">
            <text:p>29438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4720" calcext:value-type="float">
            <text:p>29472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4981" calcext:value-type="float">
            <text:p>2949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5246" calcext:value-type="float">
            <text:p>29524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5509" calcext:value-type="float">
            <text:p>29550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5782" calcext:value-type="float">
            <text:p>29578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6278" calcext:value-type="float">
            <text:p>2962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7440" calcext:value-type="float">
            <text:p>2974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7604" calcext:value-type="float">
            <text:p>2976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1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8905" calcext:value-type="float">
            <text:p>2989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9322" calcext:value-type="float">
            <text:p>29932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9483" calcext:value-type="float">
            <text:p>29948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299752" calcext:value-type="float">
            <text:p>29975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0013" calcext:value-type="float">
            <text:p>3000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0281" calcext:value-type="float">
            <text:p>3002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0669" calcext:value-type="float">
            <text:p>30066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0957" calcext:value-type="float">
            <text:p>3009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1219" calcext:value-type="float">
            <text:p>3012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1528" calcext:value-type="float">
            <text:p>30152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1785" calcext:value-type="float">
            <text:p>3017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2455" calcext:value-type="float">
            <text:p>30245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2713" calcext:value-type="float">
            <text:p>30271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2879" calcext:value-type="float">
            <text:p>3028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3041" calcext:value-type="float">
            <text:p>3030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3303" calcext:value-type="float">
            <text:p>3033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3662" calcext:value-type="float">
            <text:p>30366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4021" calcext:value-type="float">
            <text:p>30402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4906" calcext:value-type="float">
            <text:p>30490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2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5332" calcext:value-type="float">
            <text:p>3053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5792" calcext:value-type="float">
            <text:p>30579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6061" calcext:value-type="float">
            <text:p>30606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6324" calcext:value-type="float">
            <text:p>30632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6815" calcext:value-type="float">
            <text:p>3068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6978" calcext:value-type="float">
            <text:p>3069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7131" calcext:value-type="float">
            <text:p>30713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7295" calcext:value-type="float">
            <text:p>30729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7557" calcext:value-type="float">
            <text:p>30755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7814" calcext:value-type="float">
            <text:p>30781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8544" calcext:value-type="float">
            <text:p>3085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8832" calcext:value-type="float">
            <text:p>3088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9308" calcext:value-type="float">
            <text:p>3093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9641" calcext:value-type="float">
            <text:p>30964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09902" calcext:value-type="float">
            <text:p>30990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0164" calcext:value-type="float">
            <text:p>3101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0430" calcext:value-type="float">
            <text:p>31043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0699" calcext:value-type="float">
            <text:p>3106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1491" calcext:value-type="float">
            <text:p>3114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average score 1.2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2011" calcext:value-type="float">
            <text:p>31201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2315" calcext:value-type="float">
            <text:p>31231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2644" calcext:value-type="float">
            <text:p>3126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2904" calcext:value-type="float">
            <text:p>3129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3223" calcext:value-type="float">
            <text:p>3132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3491" calcext:value-type="float">
            <text:p>31349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3649" calcext:value-type="float">
            <text:p>31364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3818" calcext:value-type="float">
            <text:p>31381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4520" calcext:value-type="float">
            <text:p>31452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4948" calcext:value-type="float">
            <text:p>3149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5208" calcext:value-type="float">
            <text:p>3152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5578" calcext:value-type="float">
            <text:p>31557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5843" calcext:value-type="float">
            <text:p>31584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6095" calcext:value-type="float">
            <text:p>31609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6508" calcext:value-type="float">
            <text:p>31650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6673" calcext:value-type="float">
            <text:p>31667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6836" calcext:value-type="float">
            <text:p>31683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7003" calcext:value-type="float">
            <text:p>3170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7163" calcext:value-type="float">
            <text:p>31716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8004" calcext:value-type="float">
            <text:p>3180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8268" calcext:value-type="float">
            <text:p>31826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8532" calcext:value-type="float">
            <text:p>31853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8792" calcext:value-type="float">
            <text:p>31879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9058" calcext:value-type="float">
            <text:p>3190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9326" calcext:value-type="float">
            <text:p>31932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9587" calcext:value-type="float">
            <text:p>31958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19844" calcext:value-type="float">
            <text:p>31984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0112" calcext:value-type="float">
            <text:p>32011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0377" calcext:value-type="float">
            <text:p>3203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0777" calcext:value-type="float">
            <text:p>32077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1040" calcext:value-type="float">
            <text:p>3210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1304" calcext:value-type="float">
            <text:p>32130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1466" calcext:value-type="float">
            <text:p>32146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1972" calcext:value-type="float">
            <text:p>321972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2393" calcext:value-type="float">
            <text:p>32239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2658" calcext:value-type="float">
            <text:p>32265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2964" calcext:value-type="float">
            <text:p>322964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3223" calcext:value-type="float">
            <text:p>32322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3879" calcext:value-type="float">
            <text:p>32387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4340" calcext:value-type="float">
            <text:p>32434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4503" calcext:value-type="float">
            <text:p>32450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4770" calcext:value-type="float">
            <text:p>32477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5247" calcext:value-type="float">
            <text:p>3252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5505" calcext:value-type="float">
            <text:p>32550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5985" calcext:value-type="float">
            <text:p>325985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6247" calcext:value-type="float">
            <text:p>32624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6676" calcext:value-type="float">
            <text:p>32667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7399" calcext:value-type="float">
            <text:p>32739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7863" calcext:value-type="float">
            <text:p>32786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8197" calcext:value-type="float">
            <text:p>32819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8450" calcext:value-type="float">
            <text:p>32845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8717" calcext:value-type="float">
            <text:p>32871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8967" calcext:value-type="float">
            <text:p>328967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9348" calcext:value-type="float">
            <text:p>329348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9619" calcext:value-type="float">
            <text:p>329619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29881" calcext:value-type="float">
            <text:p>32988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emCntr</text:p>
          </table:table-cell>
          <table:table-cell office:value-type="float" office:value="330042" calcext:value-type="float">
            <text:p>330042</text:p>
          </table:table-cell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xample 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2"/>average score -0.5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otal Rewar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verage score 0.5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otal Re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1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otal Rew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otal Rew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998" calcext:value-type="float">
            <text:p>0.99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3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<text:s/>Total Rew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67" calcext:value-type="float">
            <text:p>0.96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56" calcext:value-type="float">
            <text:p>0.95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929" calcext:value-type="float">
            <text:p>0.92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26" calcext:value-type="float">
            <text:p>0.92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22" calcext:value-type="float">
            <text:p>0.92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908" calcext:value-type="float">
            <text:p>0.90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 text:c="2"/>average score 0.2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905" calcext:value-type="float">
            <text:p>0.905</text:p>
          </table:table-cell>
          <table:table-cell office:value-type="string" calcext:value-type="string">
            <text:p><text:s/>Total Reward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92" calcext:value-type="float">
            <text:p>0.89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887" calcext:value-type="float">
            <text:p>0.88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71" calcext:value-type="float">
            <text:p>0.87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58" calcext:value-type="float">
            <text:p>0.85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53" calcext:value-type="float">
            <text:p>0.85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829" calcext:value-type="float">
            <text:p>0.82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<text:s/>Total Rew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95" calcext:value-type="float">
            <text:p>0.79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85" calcext:value-type="float">
            <text:p>0.78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77" calcext:value-type="float">
            <text:p>0.77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74" calcext:value-type="float">
            <text:p>0.77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69" calcext:value-type="float">
            <text:p>0.76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33" calcext:value-type="float">
            <text:p>0.73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28" calcext:value-type="float">
            <text:p>0.72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24" calcext:value-type="float">
            <text:p>0.72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21" calcext:value-type="float">
            <text:p>0.72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verage score 0.1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<text:s/>Total Re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85" calcext:value-type="float">
            <text:p>0.68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74" calcext:value-type="float">
            <text:p>0.67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61" calcext:value-type="float">
            <text:p>0.66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637" calcext:value-type="float">
            <text:p>0.63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32" calcext:value-type="float">
            <text:p>0.63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627" calcext:value-type="float">
            <text:p>0.62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621" calcext:value-type="float">
            <text:p>0.62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sc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average score 0.5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<text:s/>Total Rewar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91" calcext:value-type="float">
            <text:p>0.59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566" calcext:value-type="float">
            <text:p>0.56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41" calcext:value-type="float">
            <text:p>0.54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36" calcext:value-type="float">
            <text:p>0.53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verage score 0.0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511" calcext:value-type="float">
            <text:p>0.511</text:p>
          </table:table-cell>
          <table:table-cell office:value-type="string" calcext:value-type="string">
            <text:p><text:s/>Total Rew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68" calcext:value-type="float">
            <text:p>0.46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52" calcext:value-type="float">
            <text:p>0.45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46" calcext:value-type="float">
            <text:p>0.44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443" calcext:value-type="float">
            <text:p>0.44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4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408" calcext:value-type="float">
            <text:p>0.408</text:p>
          </table:table-cell>
          <table:table-cell office:value-type="string" calcext:value-type="string">
            <text:p><text:s/>Total Rew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92" calcext:value-type="float">
            <text:p>0.39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45" calcext:value-type="float">
            <text:p>0.34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325" calcext:value-type="float">
            <text:p>0.32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311" calcext:value-type="float">
            <text:p>0.31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average score 0.2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<text:s/>Total Rewa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sc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epsilon</text:p>
          </table:table-cell>
          <table:table-cell office:value-type="float" office:value="0.294" calcext:value-type="float">
            <text:p>0.29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sc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epsilon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<text:s/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epsilon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average score 0.60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epsilon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Total Rew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136" calcext:value-type="float">
            <text:p>0.13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s/>sc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epsilon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epsilon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ode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scor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epsilo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rewar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8:46:59.205942314</meta:creation-date>
    <dc:date>2019-10-01T14:31:33.399254800</dc:date>
    <meta:editing-duration>PT2H34M8S</meta:editing-duration>
    <meta:editing-cycles>1</meta:editing-cycles>
    <meta:document-statistic meta:table-count="2" meta:cell-count="10251" meta:object-count="0"/>
    <meta:generator>LibreOffice/5.1.6.2$Linux_X86_64 LibreOffice_project/10m0$Build-2</meta:generator>
  </office:meta>
</office:document-meta>
</file>